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CreditCalculato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 style:shrink-to-fit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3"/>
        <table:table-column table:style-name="co3" table:default-cell-style-name="Default"/>
        <table:table-column table:style-name="co3" table:default-cell-style-name="ce2"/>
        <table:table-column table:style-name="co2" table:number-columns-repeated="16378" table:default-cell-style-name="Default"/>
        <table:table-row table:style-name="ro1">
          <table:table-cell table:style-name="ce1" office:value-type="string" calcext:value-type="string">
            <text:p><text:a xlink:href="https://www.uu.se/en/study/outline?query=3617" xlink:type="simple">Outline Masters</text:a></text:p>
          </table:table-cell>
          <table:table-cell table:number-columns-repeated="16383"/>
        </table:table-row>
        <table:table-row table:style-name="ro2">
          <table:table-cell table:style-name="ce1"/>
          <table:table-cell table:style-name="ce2" table:number-columns-repeated="4"/>
          <table:table-cell table:number-columns-repeated="2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Course Name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Credits</text:p>
          </table:table-cell>
          <table:table-cell office:value-type="string" calcext:value-type="string">
            <text:p>Effective Credits</text:p>
          </table:table-cell>
          <table:table-cell/>
          <table:table-cell table:style-name="ce1" office:value-type="string" calcext:value-type="string">
            <text:p>Comment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Quantum Field Theory w. Applications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A011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Symmetry and Group Theory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A353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office:value-type="string" calcext:value-type="string">
            <text:p>Is just algebraic structur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HD Course in Analysis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Both</text:p>
          </table:table-cell>
          <table:table-cell table:number-columns-repeated="2"/>
          <table:table-cell table:style-name="ce4"/>
          <table:table-cell table:number-columns-repeated="16378"/>
        </table:table-row>
        <table:table-row table:style-name="ro1">
          <table:table-cell office:value-type="string" calcext:value-type="string">
            <text:p>Analytical Mechanics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A163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lectromagnetic Field Theory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A252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16378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style-name="ce4"/>
          <table:table-cell table:number-columns-repeated="16378"/>
        </table:table-row>
        <table:table-row table:style-name="ro1">
          <table:table-cell table:style-name="ce1" office:value-type="string" calcext:value-type="string">
            <text:p>Courses to take</text:p>
          </table:table-cell>
          <table:table-cell table:number-columns-repeated="4"/>
          <table:table-cell table:style-name="ce4"/>
          <table:table-cell table:number-columns-repeated="16378"/>
        </table:table-row>
        <table:table-row table:style-name="ro1">
          <table:table-cell office:value-type="string" calcext:value-type="string">
            <text:p>Advanced Quantum Mechanic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1FA352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7.5" calcext:value-type="float">
            <text:p>7.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tatistical Mechanics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A14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tro Course Master (Thermodynamics)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A03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Introductory course to Spanish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Both</text:p>
          </table:table-cell>
          <table:table-cell table:style-name="ce11" office:value-type="string" calcext:value-type="string">
            <text:p>5SP000</text:p>
          </table:table-cell>
          <table:table-cell table:style-name="ce6" office:value-type="float" office:value="15" calcext:value-type="float">
            <text:p>15</text:p>
          </table:table-cell>
          <table:table-cell table:style-name="ce15" office:value-type="float" office:value="5" calcext:value-type="float">
            <text:p>5</text:p>
          </table:table-cell>
          <table:table-cell table:style-name="ce6"/>
          <table:table-cell table:style-name="ce16" office:value-type="string" calcext:value-type="string">
            <text:p>Is actually 15 but will not spend more than 5 credits of time on this course if I get in</text:p>
          </table:table-cell>
          <table:table-cell table:style-name="ce6" table:number-columns-repeated="16376"/>
        </table:table-row>
        <table:table-row table:style-name="ro1">
          <table:table-cell office:value-type="string" calcext:value-type="string">
            <text:p>Classical Electrodynamics</text:p>
          </table:table-cell>
          <table:table-cell office:value-type="string" calcext:value-type="string">
            <text:p>M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1FA257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manuenspost</text:p>
          </table:table-cell>
          <table:table-cell/>
          <table:table-cell office:value-type="string" calcext:value-type="string">
            <text:p>Both</text:p>
          </table:table-cell>
          <table:table-cell office:value-type="string" calcext:value-type="string">
            <text:p>----------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4"/>
          <table:table-cell table:number-columns-repeated="16378"/>
        </table:table-row>
        <table:table-row table:style-name="ro1">
          <table:table-cell table:number-columns-repeated="3"/>
          <table:table-cell table:style-name="ce2" office:value-type="string" calcext:value-type="string">
            <text:p>Sum:</text:p>
          </table:table-cell>
          <table:table-cell table:style-name="ce3" office:value-type="string" calcext:value-type="string">
            <text:p>p1: 30.5 p2: 20.5 tot: 51</text:p>
          </table:table-cell>
          <table:table-cell table:style-name="ce3" office:value-type="string" calcext:value-type="string">
            <text:p>p1: 24.25 p2: 14.25 tot: 38.5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16378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1">00/00/0000</text:date>, <text:time style:data-style-name="N2" text:time-value="10:50:44.3774318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3T11:02:02.728752278</meta:creation-date>
    <dc:date>2025-08-31T17:59:04.626986734</dc:date>
    <meta:editing-duration>PT3H32M49S</meta:editing-duration>
    <meta:editing-cycles>5</meta:editing-cycles>
    <meta:generator>LibreOffice/24.2.7.2$Linux_X86_64 LibreOffice_project/420$Build-2</meta:generator>
    <meta:document-statistic meta:table-count="1" meta:cell-count="77" meta:object-count="0"/>
  </office:meta>
</office:document-meta>
</file>

<file path=Basic/Standard/CreditCalculator.xml><?xml version="1.0" encoding="utf-8"?>
<!DOCTYPE module  PUBLIC '-//OpenOffice.org//DTD OfficeDocument 1.0//EN'  'module.dtd'>
<script:module xmlns:script="http://openoffice.org/2000/script" script:name="CreditCalculator" script:language="StarBasic" script:moduleType="normal">REM  *****  BASIC  *****

Sub Main
	Dim curDoc as Object
	Dim curSheet as Object
	Dim curCell as Object
	
	curDoc = ThisComponent
	curSheet = curDoc.sheets(0)
	
	
	Dim p1CredSum as Double
	Dim p2CredSum as Double
	Dim p1EffCredSum as Double
	Dim p2EffCredSum as Double
	
	p1CredSum = 0
	p2CredSum = 0
	p1EffCredSum = 0
	p2EffCredSum = 0
	
	
	Const periodCol as Integer = 2
	Const credCol as Integer = 4
	Const effCredCol as Integer = 5
	
	
	Dim curRow as Integer
	curRow = 0  'Initialize current row
	
	Dim curTitleCell as Object
	curTitleCell = curSheet.getCellByPosition(0,0)
	
	'Find start row to count course credits
	While curTitleCell.String &lt;&gt; "Courses to take"
		curRow = curRow + 1
		curTitleCell = curSheet.getCellByPosition(0,curRow)
	Wend
	
	curRow = curRow + 1  'Increment to begin at first course
	
	
	'Initialize current cells
	curPeriodCell = curSheet.getCellByPosition(periodCol, curRow)
	curCredCell = curSheet.getCellByPosition(credCol, curRow)
	curEffCredCell = curSheet.getCellByPosition(effCredCol, curRow)
	
	While curCredCell.String &lt;&gt; ""
		If curPeriodCell.String = "1" Then
			p1CredSum = p1CredSum + curCredCell.Value
			p1EffCredSum = p1EffCredSum + curEffCredCell.Value
		ElseIf curPeriodCell.String = "2" Then
			p2CredSum = p2CredSum + curCredCell.Value
			p2EffCredSum = p2EffCredSum + curEffCredCell.Value
		ElseIf curPeriodCell.String = "Both" Then
			p1CredSum = p1CredSum + curCredCell.Value / 2
			p2CredSum = p2CredSum + curCredCell.Value / 2
			p1EffCredSum = p1EffCredSum + curEffCredCell.Value / 2
			p2EffCredSum = p2EffCredSum + curEffCredCell.Value / 2
		End If
		
		'Update to next row of cells
		curRow = curRow + 1
		curPeriodCell = curSheet.getCellByPosition(periodCol, curRow)
		curCredCell = curSheet.getCellByPosition(credCol, curRow)
		curEffCredCell = curSheet.getCellByPosition(effCredCol, curRow)
	Wend
	
	curRow = curRow + 1  'Increment current row one final time before print
	
	credSumCell = curSheet.getCellByPosition(credCol, curRow)
	effCredSumCell = curSheet.getCellByPosition(effCredCol, curRow)
	
	credSumCell.String = "p1: " + CStr(p1CredSum) + " p2: " + CStr(p2CredSum) + " tot: " + CStr(p1CredSum + p2CredSum)
	effCredSumCell.String = "p1: " + CStr(p1EffCredSum) + " p2: " + CStr(p2EffCredSum) + " tot: " + CStr(p1EffCredSum + p2EffCredSum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reditCalculato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